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46e" officeooo:paragraph-rsid="0005c46e"/>
    </style:style>
    <style:style style:name="P2" style:family="paragraph" style:parent-style-name="Standard">
      <style:text-properties officeooo:paragraph-rsid="00076715"/>
    </style:style>
    <style:style style:name="P3" style:family="paragraph" style:parent-style-name="Standard">
      <style:text-properties fo:font-weight="bold" officeooo:rsid="00076715" officeooo:paragraph-rsid="00076715" style:font-weight-asian="bold" style:font-weight-complex="bold"/>
    </style:style>
    <style:style style:name="P4" style:family="paragraph" style:parent-style-name="Standard">
      <style:text-properties fo:font-weight="normal" officeooo:rsid="00076715" officeooo:paragraph-rsid="00076715" style:font-weight-asian="normal" style:font-weight-complex="normal"/>
    </style:style>
    <style:style style:name="P5" style:family="paragraph" style:parent-style-name="Standard">
      <style:text-properties fo:font-weight="normal" officeooo:rsid="0007d0bd" officeooo:paragraph-rsid="0007d0bd" style:font-weight-asian="normal" style:font-weight-complex="normal"/>
    </style:style>
    <style:style style:name="P6" style:family="paragraph" style:parent-style-name="Standard">
      <style:text-properties fo:font-weight="normal" officeooo:rsid="00145cf8" officeooo:paragraph-rsid="00145cf8" style:font-weight-asian="normal" style:font-weight-complex="normal"/>
    </style:style>
    <style:style style:name="P7" style:family="paragraph" style:parent-style-name="Standard">
      <style:text-properties fo:font-weight="normal" officeooo:rsid="001cf758" officeooo:paragraph-rsid="001cf758" style:font-weight-asian="normal" style:font-weight-complex="normal"/>
    </style:style>
    <style:style style:name="P8" style:family="paragraph" style:parent-style-name="Standard">
      <style:text-properties officeooo:paragraph-rsid="0007d0bd"/>
    </style:style>
    <style:style style:name="P9" style:family="paragraph" style:parent-style-name="Standard">
      <style:text-properties officeooo:rsid="000b0b2e" officeooo:paragraph-rsid="000b0b2e"/>
    </style:style>
    <style:style style:name="P10" style:family="paragraph" style:parent-style-name="Standard">
      <style:text-properties officeooo:paragraph-rsid="00151d44"/>
    </style:style>
    <style:style style:name="P11" style:family="paragraph" style:parent-style-name="Standard">
      <style:text-properties officeooo:paragraph-rsid="00201aa1"/>
    </style:style>
    <style:style style:name="P12" style:family="paragraph" style:parent-style-name="Standard">
      <style:text-properties officeooo:paragraph-rsid="00211370"/>
    </style:style>
    <style:style style:name="T1" style:family="text">
      <style:text-properties officeooo:rsid="0005c46e"/>
    </style:style>
    <style:style style:name="T2" style:family="text">
      <style:text-properties officeooo:rsid="0007671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6715" style:font-weight-asian="normal" style:font-weight-complex="normal"/>
    </style:style>
    <style:style style:name="T5" style:family="text">
      <style:text-properties fo:font-weight="normal" officeooo:rsid="0007d0bd" style:font-weight-asian="normal" style:font-weight-complex="normal"/>
    </style:style>
    <style:style style:name="T6" style:family="text">
      <style:text-properties fo:font-weight="normal" officeooo:rsid="00097cbd" style:font-weight-asian="normal" style:font-weight-complex="normal"/>
    </style:style>
    <style:style style:name="T7" style:family="text">
      <style:text-properties fo:font-weight="normal" officeooo:rsid="00099624" style:font-weight-asian="normal" style:font-weight-complex="normal"/>
    </style:style>
    <style:style style:name="T8" style:family="text">
      <style:text-properties fo:font-weight="normal" officeooo:rsid="0009e8be" style:font-weight-asian="normal" style:font-weight-complex="normal"/>
    </style:style>
    <style:style style:name="T9" style:family="text">
      <style:text-properties fo:font-weight="normal" officeooo:rsid="000ac69e" style:font-weight-asian="normal" style:font-weight-complex="normal"/>
    </style:style>
    <style:style style:name="T10" style:family="text">
      <style:text-properties fo:font-weight="normal" officeooo:rsid="000b8ade" style:font-weight-asian="normal" style:font-weight-complex="normal"/>
    </style:style>
    <style:style style:name="T11" style:family="text">
      <style:text-properties fo:font-weight="normal" officeooo:rsid="000ec684" style:font-weight-asian="normal" style:font-weight-complex="normal"/>
    </style:style>
    <style:style style:name="T12" style:family="text">
      <style:text-properties fo:font-weight="normal" officeooo:rsid="00103dba" style:font-weight-asian="normal" style:font-weight-complex="normal"/>
    </style:style>
    <style:style style:name="T13" style:family="text">
      <style:text-properties fo:font-weight="normal" officeooo:rsid="0010a046" style:font-weight-asian="normal" style:font-weight-complex="normal"/>
    </style:style>
    <style:style style:name="T14" style:family="text">
      <style:text-properties fo:font-weight="normal" officeooo:rsid="0012849a" style:font-weight-asian="normal" style:font-weight-complex="normal"/>
    </style:style>
    <style:style style:name="T15" style:family="text">
      <style:text-properties fo:font-weight="normal" officeooo:rsid="00151d44" style:font-weight-asian="normal" style:font-weight-complex="normal"/>
    </style:style>
    <style:style style:name="T16" style:family="text">
      <style:text-properties fo:font-weight="normal" officeooo:rsid="00168baa" style:font-weight-asian="normal" style:font-weight-complex="normal"/>
    </style:style>
    <style:style style:name="T17" style:family="text">
      <style:text-properties fo:font-weight="normal" officeooo:rsid="00173819" style:font-weight-asian="normal" style:font-weight-complex="normal"/>
    </style:style>
    <style:style style:name="T18" style:family="text">
      <style:text-properties fo:font-weight="normal" officeooo:rsid="00175436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officeooo:rsid="00076715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0b8ade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73819" style:font-style-asian="normal" style:font-style-complex="normal"/>
    </style:style>
    <style:style style:name="T24" style:family="text">
      <style:text-properties fo:font-style="normal" officeooo:rsid="00175436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7671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b8ad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0c070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dc1e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c4ac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e4dc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01aa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1137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officeooo:rsid="000c070e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1c4ac4" style:font-style-asian="normal" style:font-weight-asian="bold" style:font-style-complex="normal" style:font-weight-complex="bold"/>
    </style:style>
    <style:style style:name="T36" style:family="text">
      <style:text-properties officeooo:rsid="0007d0bd"/>
    </style:style>
    <style:style style:name="T37" style:family="text">
      <style:text-properties officeooo:rsid="00175436"/>
    </style:style>
    <style:style style:name="T38" style:family="text">
      <style:text-properties officeooo:rsid="00190d8c"/>
    </style:style>
    <style:style style:name="T39" style:family="text">
      <style:text-properties officeooo:rsid="00197182"/>
    </style:style>
    <style:style style:name="T40" style:family="text">
      <style:text-properties officeooo:rsid="001b6e71"/>
    </style:style>
    <style:style style:name="T41" style:family="text">
      <style:text-properties officeooo:rsid="00201a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Ultimate Goal</text:p>
      <text:p text:style-name="P3"/>
      <text:p text:style-name="P10"><text:span text:style-name="T5">I will begin this section, and the justification for this manifesto, with a contentious statement that detractor</text:span><text:span text:style-name="T7">s </text:span><text:span text:style-name="T5">will likely view as abstract to the point of absurdity. </text:span></text:p>
      <text:p text:style-name="P10"><text:span text:style-name="T5"/></text:p>
      <text:p text:style-name="P10"><text:span text:style-name="T5">The ultimate goal of humanity should be to produce </text:span><text:span text:style-name="T6">an </text:span><text:span text:style-name="T5">answer to the question: </text:span><text:span text:style-name="T10">w</text:span><text:span text:style-name="T5">hy are the laws of the universe the way they are?</text:span></text:p>
      <text:p text:style-name="P8"><text:span text:style-name="T5"/></text:p>
      <text:p text:style-name="P8"><text:span text:style-name="T5">Why should this be the ultimate goal? Because </text:span><text:span text:style-name="T6">it is the ultimate question,</text:span><text:span text:style-name="T11"> at the foundation of all other questions</text:span><text:span text:style-name="T6">. Most people believe</text:span><text:span text:style-name="T5"> </text:span><text:span text:style-name="T6">that the ultimate question is “what existed before the big bang?” </text:span><text:span text:style-name="T7">or “why </text:span><text:span text:style-name="T8">is there something rather than nothing?</text:span><text:span text:style-name="T7">” </text:span><text:span text:style-name="T8">Modern physics tells us, however, that the former question is </text:span><text:span text:style-name="T9">in fact nonsensical, as a human notion of “time” did not exist until the big-bang itself. As for the </text:span><text:span text:style-name="T12">latter</text:span><text:span text:style-name="T9">, we know the state of “nothing” to be inherently unstable according to the known laws of physics. Hence, the most profound question to ask is: why </text:span><text:span text:style-name="T13">is nothing inherently unstable</text:span><text:span text:style-name="T9">? </text:span><text:span text:style-name="T13">Or, to put it another way: why are the laws of physics the way that they are? </text:span></text:p>
      <text:p text:style-name="P5"/>
      <text:p text:style-name="P8"><text:span text:style-name="T5">I contend that all other political manifestos and documents, and creeds, place arbitrary goals as their end, within arbitrary moral frameworks. </text:span><text:span text:style-name="T6">Take for </text:span><text:span text:style-name="T7">a stupid example, communism. </text:span><text:span text:style-name="T9">Communism posits property or ownership of assets, as the ultimate evil. But why? Why is that the ultimate evil? To which </text:span><text:span text:style-name="T10">a communist might respond (quite naively, as all communists and leftists do) that property leads to human suffering. OK: why is a society that minimizes human suffering a good thing? </text:span><text:span text:style-name="T14">Well, the communist might respond, that </text:span><text:span text:style-name="T15">the goal is not the total elimination of suffering, but of </text:span><text:span text:style-name="T16">unnecessary human suffering. </text:span><text:span text:style-name="T17">Why should that be the goal? Perhaps because it is a way of life more in accordance with human nature. OK, why is a life more in accordance with nature a “good” thing? </text:span></text:p>
      <text:p text:style-name="P8"><text:span text:style-name="T17"/></text:p>
      <text:p text:style-name="P8"><text:span text:style-name="T17"/></text:p>
      <text:p text:style-name="P8"><text:span text:style-name="T9"/></text:p>
      <text:p text:style-name="P8"><text:span text:style-name="T9">...and so the tail of “why’s” goes, similar to mathematical indusction, until we get to the ultimate question: why are the laws of the universe the way they are? </text:span></text:p>
      <text:p text:style-name="P8"><text:span text:style-name="T9"/></text:p>
      <text:p text:style-name="P9"><text:span text:style-name="T9">A</text:span><text:span text:style-name="T3">nd so in a way, this treatise is written </text:span><text:span text:style-name="T10">with a , on far more concrete logical grounds than</text:span><text:span text:style-name="T21"> any</text:span><text:span text:style-name="T27"> hitherto proceeding political treatise. </text:span><text:span text:style-name="T28">I </text:span><text:span text:style-name="T34">start</text:span><text:span text:style-name="T28"> from the assumption that it is impossible for me, or anyone else currently living, to possibly fully justify a given morality. </text:span><text:span text:style-name="T29">And so I derive guidelines to design a soceity which is capable of ultimately delivering such a justification, perhaps for an ideology or a way or an answer that I, nor no one else alive, can currently understand or conceive of. </text:span><text:span text:style-name="T25"><text:s/></text:span></text:p>
      <text:p text:style-name="P5"/>
      <text:p text:style-name="P6">I will add a minor note here: the least arbitrary morality I could possibly conceive, and present arrogantly as correct, is a morality that is consistent with human biology and human nature. But what does this even mean? What <text:span text:style-name="T19">is </text:span><text:span text:style-name="T22"><text:s/>a moral framework? A moral framework is just a set of principles and guideless of how one </text:span><text:span text:style-name="T19">should</text:span><text:span text:style-name="T22"> act, irrespectively of ones own interest. </text:span><text:span text:style-name="T23">But how should the whole of soceity act, in order to </text:span><text:span text:style-name="T24">maximize its accordance with ?</text:span></text:p>
      <text:p text:style-name="P3"/>
      <text:p text:style-name="P2"><text:span text:style-name="T4">The ultimate question in the universe, is how or why the laws of the universe the way they are? </text:span><text:span text:style-name="T5">We can discuss the ultimate goal of a soc</text:span></text:p>
      <text:p text:style-name="P4"/>
      <text:p text:style-name="P8"><text:span text:style-name="T5">So the ultimate goal of this manifesto is to derive the guidelines for a hum</text:span><text:span text:style-name="T18">a</text:span><text:span text:style-name="T5">n civilization that can one day achieve interstellar travel to answer this question, or perhaps an offshoot of human civilization, that can ultimately understand this question. </text:span></text:p>
      <text:p text:style-name="P4"/>
      <text:p text:style-name="P4"><text:soft-page-break/>The beauty of taking <text:span text:style-name="T38">anti-fragility as the ultimate guiding virtue of a society</text:span>, and reverse engineering the conditions <text:span text:style-name="T39">which result in it</text:span>, i<text:span text:style-name="T40">s its consequences</text:span>: <text:span text:style-name="T36">the maximization</text:span> of beauty, of eugenic quality, of honest <text:span text:style-name="T37">signals</text:span>, of intellectual and economic freedom <text:span text:style-name="T36">of the huma</text:span><text:span text:style-name="T37">n</text:span><text:span text:style-name="T36"> race. The preservation of the biosphere, of animal life, the protection of the natural world from human destruction at </text:span><text:span text:style-name="T38">any and all cost. <text:s/></text:span></text:p>
      <text:p text:style-name="P3"><text:span text:style-name="T3"/></text:p>
      <text:p text:style-name="P11"><text:span text:style-name="T4">The truth is, humanity is not at the stage where it can possibly answer questions with regards to how the laws of unniverse are the way they are. Perhaps, and I in fact find this likely—humanity will </text:span><text:span text:style-name="T20">never</text:span><text:span text:style-name="T26"> be at this stage, as it is physically impossible to </text:span><text:span text:style-name="T32">answer such a metaphysical question concerning a system, from within the system itself. </text:span><text:span text:style-name="T33">B</text:span><text:span text:style-name="T26">ut the only chance we have at reaching this stage </text:span><text:span text:style-name="T33">is building a society which maximizes</text:span><text:span text:style-name="T26"> </text:span></text:p>
      <text:p text:style-name="P12"><text:span text:style-name="T26"/></text:p>
      <text:p text:style-name="P12"><text:span text:style-name="T26"/></text:p>
      <text:p text:style-name="P12"><text:span text:style-name="T26">But regardless, the pursuit of a totally impossible goal is likely what gives our existence meaning, </text:span><text:span text:style-name="T30">and is one that leads to the development of a soceity that is </text:span><text:span text:style-name="T35">truly</text:span><text:span text:style-name="T30"> consistent with human nature in ways that other political ideologies cannot be, because evolution itself always selects for the most anti-fragile option possible. </text:span></text:p>
      <text:p text:style-name="P3"><text:span text:style-name="T25"/></text:p>
      <text:p text:style-name="P3"><text:span text:style-name="T25">It stands to reason that the ultimate goal of a human society is to survive as long as possible so as to be able to understand this question. However, as I discussed in the section on biology and evolution, </text:span></text:p>
      <text:p text:style-name="P3"><text:span text:style-name="T25"/></text:p>
      <text:p text:style-name="P3"><text:span text:style-name="T25"/></text:p>
      <text:p text:style-name="P3"><text:span text:style-name="T25">But survival is not sufficient: cockroaches survive, rats survive, and yet the nature of their “survival” does not capture what I mean here. </text:span><text:span text:style-name="T31">They survive primarily because they are so robust, not because they are actively adaptive. </text:span><text:span text:style-name="T25"><text:tab/></text:span></text:p>
      <text:p text:style-name="P1"/>
      <text:p text:style-name="P1"/>
      <text:p text:style-name="P3">The Great Filter</text:p>
      <text:p text:style-name="P3"/>
      <text:p text:style-name="P7">Now a moment to consider why we have no other examples <text:span text:style-name="T41">of </text:span><text:s/></text:p>
      <text:p text:style-name="P1"/>
      <text:p text:style-name="P1">Robin Hanson posits that in th<text:span text:style-name="T2">e progression of interstellar speices,</text:span> that there is a “great filter”: <text:span text:style-name="T2">a single stage where failure is most likely. In outlining the points, he comes up with </text:span></text:p>
      <text:p text:style-name="P1"/>
      <text:p text:style-name="P2"><text:span text:style-name="T1">I contend that the great filter lies in fact before us, and not behind us: </text:span><text:span text:style-name="T2">that is to say, the most likely point of failure in the development of an interstellar species is not in the origin of life, origin of….it is rather baked into</text:span></text:p>
      <text:p text:style-name="P2"/>
      <text:p text:style-name="P2"/>
      <text:p text:style-name="P2"><text:span text:style-name="T1"><text:s/>and is in fact baked into very nature of sexual reproduction: in fact,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5T19:26:13.199202229</meta:creation-date>
    <meta:generator>LibreOffice/6.4.7.2$Linux_X86_64 LibreOffice_project/40$Build-2</meta:generator>
    <dc:date>2022-09-25T20:32:32.056678571</dc:date>
    <meta:editing-duration>PT1H6M4S</meta:editing-duration>
    <meta:editing-cycles>28</meta:editing-cycles>
    <meta:document-statistic meta:table-count="0" meta:image-count="0" meta:object-count="0" meta:page-count="2" meta:paragraph-count="20" meta:word-count="948" meta:character-count="5475" meta:non-whitespace-character-count="4528"/>
  </office:meta>
</office:document-meta>
</file>